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TestSupport.assertFailed( Activity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TestSupport.assertStopped( Activity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TestSupport.startActivity( Activity activity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ityTestSupport.assertNotFailed( Activity activ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tivityTestSupport.assertStarted( Activity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